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Cache.getNam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Cache.hash( String uri , String local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Cache.reha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NameCache.equals( QName q , String uri , String localName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Cache.getName( String uri , String localName , String 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NameCache.QNameCache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Cache.QNameCache( int initialCapacity , float loadFa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